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fd7f3"/>
    </style:style>
    <style:style style:name="P3" style:family="paragraph" style:parent-style-name="Text_20_body" style:list-style-name="L1">
      <style:text-properties officeooo:paragraph-rsid="00114618"/>
    </style:style>
    <style:style style:name="P4" style:family="paragraph" style:parent-style-name="Text_20_body" style:list-style-name="L1">
      <style:text-properties officeooo:paragraph-rsid="00130f3a"/>
    </style:style>
    <style:style style:name="P5" style:family="paragraph" style:parent-style-name="Text_20_body" style:list-style-name="L1">
      <style:text-properties officeooo:paragraph-rsid="001458d2"/>
    </style:style>
    <style:style style:name="P6" style:family="paragraph" style:parent-style-name="Text_20_body" style:list-style-name="L1">
      <style:text-properties officeooo:paragraph-rsid="0015c520"/>
    </style:style>
    <style:style style:name="P7" style:family="paragraph" style:parent-style-name="Text_20_body" style:list-style-name="L1">
      <style:text-properties officeooo:paragraph-rsid="0016d1f1"/>
    </style:style>
    <style:style style:name="P8" style:family="paragraph" style:parent-style-name="Text_20_body" style:list-style-name="L1">
      <style:text-properties officeooo:paragraph-rsid="001bf9fe"/>
    </style:style>
    <style:style style:name="P9" style:family="paragraph" style:parent-style-name="Text_20_body" style:list-style-name="L1">
      <style:text-properties officeooo:paragraph-rsid="001cfc13"/>
    </style:style>
    <style:style style:name="P10" style:family="paragraph" style:parent-style-name="Text_20_body" style:list-style-name="L1">
      <style:text-properties officeooo:paragraph-rsid="001de0b9"/>
    </style:style>
    <style:style style:name="P11" style:family="paragraph" style:parent-style-name="Text_20_body" style:list-style-name="L1">
      <style:text-properties officeooo:paragraph-rsid="00200df0"/>
    </style:style>
    <style:style style:name="P12" style:family="paragraph" style:parent-style-name="Text_20_body" style:list-style-name="L1">
      <style:text-properties officeooo:paragraph-rsid="00296386"/>
    </style:style>
    <style:style style:name="P13" style:family="paragraph" style:parent-style-name="Text_20_body" style:list-style-name="L1">
      <style:text-properties officeooo:rsid="001a9655" officeooo:paragraph-rsid="001a9655"/>
    </style:style>
    <style:style style:name="P14" style:family="paragraph" style:parent-style-name="Text_20_body" style:list-style-name="L1">
      <style:text-properties officeooo:rsid="002567ee" officeooo:paragraph-rsid="002567ee"/>
    </style:style>
    <style:style style:name="P15" style:family="paragraph" style:parent-style-name="Text_20_body" style:list-style-name="L1">
      <style:text-properties officeooo:rsid="00277afe" officeooo:paragraph-rsid="00277afe"/>
    </style:style>
    <style:style style:name="P16" style:family="paragraph" style:parent-style-name="Text_20_body" style:list-style-name="L1">
      <style:text-properties officeooo:rsid="002b35b0" officeooo:paragraph-rsid="002b35b0"/>
    </style:style>
    <style:style style:name="P17" style:family="paragraph" style:parent-style-name="Text_20_body" style:list-style-name="L1">
      <style:text-properties officeooo:rsid="002d2174" officeooo:paragraph-rsid="002d2174"/>
    </style:style>
    <style:style style:name="P18" style:family="paragraph" style:parent-style-name="Text_20_body" style:list-style-name="L1">
      <style:paragraph-properties fo:margin-top="0in" fo:margin-bottom="0in" style:contextual-spacing="false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paragraph-rsid="001b2d84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officeooo:rsid="003326f0" officeooo:paragraph-rsid="003326f0"/>
    </style:style>
    <style:style style:name="P21" style:family="paragraph" style:parent-style-name="Text_20_body" style:list-style-name="L1">
      <style:paragraph-properties fo:margin-top="0in" fo:margin-bottom="0in" style:contextual-spacing="false" fo:break-before="page"/>
    </style:style>
    <style:style style:name="T1" style:family="text">
      <style:text-properties officeooo:rsid="0018c2b9"/>
    </style:style>
    <style:style style:name="T2" style:family="text">
      <style:text-properties officeooo:rsid="001d14de"/>
    </style:style>
    <style:style style:name="T3" style:family="text">
      <style:text-properties officeooo:rsid="001e80f2"/>
    </style:style>
    <style:style style:name="T4" style:family="text">
      <style:text-properties officeooo:rsid="00200df0"/>
    </style:style>
    <style:style style:name="T5" style:family="text">
      <style:text-properties officeooo:rsid="002572b0"/>
    </style:style>
    <style:style style:name="T6" style:family="text">
      <style:text-properties officeooo:rsid="00259860"/>
    </style:style>
    <style:style style:name="T7" style:family="text">
      <style:text-properties officeooo:rsid="00281d73"/>
    </style:style>
    <style:style style:name="T8" style:family="text">
      <style:text-properties officeooo:rsid="00296386"/>
    </style:style>
    <style:style style:name="T9" style:family="text">
      <style:text-properties officeooo:rsid="002b35b0"/>
    </style:style>
    <style:style style:name="T10" style:family="text">
      <style:text-properties officeooo:rsid="002ed548"/>
    </style:style>
    <style:style style:name="T11" style:family="text">
      <style:text-properties officeooo:rsid="00346443"/>
    </style:style>
    <style:style style:name="T12" style:family="text">
      <style:text-properties officeooo:rsid="00358f4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Guardian of the Fields: </text:p>
      <text:p text:style-name="Title">The Strawberry Jam</text:p>
      <text:p text:style-name="Subtitle">Game Rules</text:p>
      <text:list xml:id="list6918070144674588161" text:style-name="L1">
        <text:list-item>
          <text:p text:style-name="P18">Objective </text:p>
          <text:list>
            <text:list-item>
              <text:p text:style-name="P2">The main objective of this game is to fill the six baskets on your cart with strawberries before the day is over. </text:p>
            </text:list-item>
            <text:list-item>
              <text:p text:style-name="P2">You do this by picking up strawberries from the field and placing them into the baskets one-by-one. </text:p>
            </text:list-item>
            <text:list-item>
              <text:p text:style-name="P15">The main game is divided into three general states: Looking, Picking, and Packing. You move between these states using the arrow keys or <text:span text:style-name="T7">the W (up), A (left), S (down), and D (right) keys</text:span> on your keyboard.</text:p>
            </text:list-item>
            <text:list-item>
              <text:p text:style-name="P17">The compass at the top of the screen shows you which directions you can move in at any time.</text:p>
            </text:list-item>
            <text:list-item>
              <text:p text:style-name="P16">You can check which state you're in using the green box at the bottom of the screen.</text:p>
            </text:list-item>
          </text:list>
        </text:list-item>
        <text:list-item>
          <text:p text:style-name="P18">Looking</text:p>
          <text:list>
            <text:list-item>
              <text:p text:style-name="P12"><text:span text:style-name="T8">The game starts in the “Looking” state. From here, </text:span>you can turn left or right using the compass arrows or the keyboard. </text:p>
            </text:list-item>
            <text:list-item>
              <text:p text:style-name="P3"><text:span text:style-name="T9">While in the Looking state,</text:span> your cart will <text:span text:style-name="T10">move</text:span> on its own automatically. <text:s/>You can change the speed of the cart using the slider at the bottom right, or with the keyboard controls.</text:p>
              <text:list>
                <text:list-item>
                  <text:p text:style-name="P3">E or Numpad 2 to go faster </text:p>
                </text:list-item>
                <text:list-item>
                  <text:p text:style-name="P3">Q or Numpad 1 to go slower </text:p>
                </text:list-item>
                <text:list-item>
                  <text:p text:style-name="P4">The keyboard also has a "panic" button (Space or Numpad 0) that will<text:line-break/>instantly slow the cart to a halt. </text:p>
                </text:list-item>
              </text:list>
            </text:list-item>
            <text:list-item>
              <text:p text:style-name="P4">You can move backwards, but doing so is much slower than moving forwards, <text:span text:style-name="T8">so you'll want to stop the cart early to pick up a strawberry instead of going past it by accident and backtracking.</text:span></text:p>
            </text:list-item>
          </text:list>
        </text:list-item>
        <text:list-item>
          <text:p text:style-name="P21">Picking</text:p>
          <text:list>
            <text:list-item>
              <text:p text:style-name="P18">As the cart moves, you will pass by strawberries in the field. </text:p>
              <text:list>
                <text:list-item>
                  <text:p text:style-name="P18">In order to pick up strawberries, you need to be kneeling towards the ground.</text:p>
                </text:list-item>
                <text:list-item>
                  <text:p text:style-name="P5">When facing left, right, or backwards, press "S" or the down arrow to bend down. </text:p>
                </text:list-item>
              </text:list>
            </text:list-item>
            <text:list-item>
              <text:p text:style-name="P5">While bending, the cart will stop moving on its own, though you can "slide" forwards or backwards slowly by using the arrows on either side of the screen. </text:p>
              <text:list>
                <text:list-item>
                  <text:p text:style-name="P6">This can be useful if you stopped a bit too early or late and need to line up the screen with a strawberry. </text:p>
                </text:list-item>
              </text:list>
            </text:list-item>
            <text:list-item>
              <text:p text:style-name="P6">To pick up a strawberry, just click and hold the mouse button to drag it around. </text:p>
              <text:list>
                <text:list-item>
                  <text:p text:style-name="P20">You can pull the strawberry towards you or push it away with the mouse wheel.</text:p>
                </text:list-item>
                <text:list-item>
                  <text:p text:style-name="P18">Be careful to keep holding the mouse button while moving the strawberry around. </text:p>
                </text:list-item>
                <text:list-item>
                  <text:p text:style-name="P7">If you let go, you'll drop the strawberry and will have to pick it up again. </text:p>
                </text:list-item>
              </text:list>
            </text:list-item>
            <text:list-item>
              <text:p text:style-name="P7">You can find strawberries hidden behind leaves by hovering the mouse over where you think they are. <text:span text:style-name="T1">A purple outline will appear over a strawberry when it can be picked up.</text:span></text:p>
            </text:list-item>
            <text:list-item>
              <text:p text:style-name="P13">Once you have a strawberry, another outline will appear below the strawberry showing where it will fall once you let go.</text:p>
            </text:list-item>
          </text:list>
        </text:list-item>
        <text:list-item>
          <text:p text:style-name="P18">Ripeness </text:p>
          <text:list>
            <text:list-item>
              <text:p text:style-name="P18">Not every strawberry should be picked out of the field. </text:p>
              <text:list>
                <text:list-item>
                  <text:p text:style-name="P19">Some are too ripe and will spoil on the way to the market. These tend to be dull red, purple, or even gray with mold. </text:p>
                </text:list-item>
                <text:list-item>
                  <text:p text:style-name="P19">Others aren't ripe enough, and need to be left in the field to ripen. These tend to be green, yellow, or very pale pink. </text:p>
                </text:list-item>
                <text:list-item>
                  <text:p text:style-name="P19">Generally, the strawberries you want to pick will be bright red. </text:p>
                </text:list-item>
                <text:list-item>
                  <text:p text:style-name="P18">At the bottom of the cart you'll find an index card with information on what color strawberries are acceptable. </text:p>
                </text:list-item>
              </text:list>
            </text:list-item>
          </text:list>
        </text:list-item>
        <text:list-item>
          <text:p text:style-name="P18">Packing </text:p>
          <text:list>
            <text:list-item>
              <text:p text:style-name="P8">Once you have a strawberry, you can place it in the baskets by turning to face forwards while holding onto it.</text:p>
            </text:list-item>
            <text:list-item>
              <text:p text:style-name="P14">You can also go to the <text:span text:style-name="T6">P</text:span>acking state by bending down while <text:span text:style-name="T5">facing forwards in the Looking state</text:span>.</text:p>
            </text:list-item>
            <text:list-item>
              <text:p text:style-name="P8">Strawberries are physical objects, so when you drop one into a basket it will jostle other berries nearby. </text:p>
              <text:p text:style-name="P8"/>
            </text:list-item>
            <text:list-item>
              <text:p text:style-name="P8"><text:soft-page-break/>Don't overfill a basket! If you try to fit too many strawberries together or stack them on top of each other too high, a red square will appear over the top of the basket, indicating overflow. </text:p>
              <text:list>
                <text:list-item>
                  <text:p text:style-name="P9">Strawberries that are above this square need to be rearranged so that they fit underneath it, or moved to a different basket. </text:p>
                </text:list-item>
              </text:list>
            </text:list-item>
            <text:list-item>
              <text:p text:style-name="P9">Each basket has an icon and a pair of numbers hovering above it. </text:p>
              <text:list>
                <text:list-item>
                  <text:p text:style-name="P9">These represent the basket's status, the number of strawberries in it, and it's total weight. </text:p>
                </text:list-item>
                <text:list-item>
                  <text:p text:style-name="P9">With the default rules, you'll want to pack 16 ounces of strawberries into each basket, though there's a bit of wiggle room of you're barely over or under <text:span text:style-name="T2">the limit</text:span>. </text:p>
                </text:list-item>
              </text:list>
            </text:list-item>
          </text:list>
        </text:list-item>
        <text:list-item>
          <text:p text:style-name="P18">Endgame </text:p>
          <text:list>
            <text:list-item>
              <text:p text:style-name="P10">The game ends automatically at the end of the day, indicated by the timer at the top of the screen. <text:span text:style-name="T12">On the default settings, the day will last 30 minutes in real-world time.</text:span></text:p>
            </text:list-item>
            <text:list-item>
              <text:p text:style-name="P10">You can also end the game early with a button in the bottom right of the screen, but be sure you've gotten enough strawberries first!</text:p>
            </text:list-item>
            <text:list-item>
              <text:p text:style-name="P11">In addition to filling baskets, you also need to cover a set distance with your cart (500m on default settings). <text:span text:style-name="T3">The distance you've covered already is shown just under the timer. </text:span>Your score will be penalized if you fall short. </text:p>
            </text:list-item>
            <text:list-item>
              <text:p text:style-name="P11">Once the game ends, you'll be given a summary of the berries you've gathered. </text:p>
              <text:list>
                <text:list-item>
                  <text:p text:style-name="P18">Disqualified berries will be automatically removed from your baskets, <text:span text:style-name="T4">a</text:span>nd you'll be given one last chance to rearrange your strawberries to fit the weight requirements. </text:p>
                </text:list-item>
                <text:list-item>
                  <text:p text:style-name="P1">Once you're done with that, you will be prompted for your name to add your score to the scoreboar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6-04-29T14:32:03.913642608</meta:creation-date>
    <dc:date>2016-04-29T14:52:23.041062437</dc:date>
    <dc:creator>Kevin </dc:creator>
    <meta:editing-duration>PT18M11S</meta:editing-duration>
    <meta:editing-cycles>42</meta:editing-cycles>
    <meta:generator>LibreOffice/4.2.8.2$Linux_X86_64 LibreOffice_project/420m0$Build-2</meta:generator>
    <meta:document-statistic meta:table-count="0" meta:image-count="0" meta:object-count="0" meta:page-count="3" meta:paragraph-count="51" meta:word-count="921" meta:character-count="4792" meta:non-whitespace-character-count="3936"/>
  </office:meta>
</office:document-meta>
</file>